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2308c" officeooo:paragraph-rsid="0002308c" style:font-weight-asian="bold" style:font-weight-complex="bold"/>
    </style:style>
    <style:style style:name="P2" style:family="paragraph" style:parent-style-name="Standard">
      <style:text-properties style:font-name="Liberation Mono" style:text-underline-style="none" fo:font-weight="bold" officeooo:rsid="0002308c" officeooo:paragraph-rsid="0002308c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2308c" officeooo:paragraph-rsid="0002308c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2c1e0" officeooo:paragraph-rsid="0002c1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4301d" officeooo:paragraph-rsid="0004301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56920" officeooo:paragraph-rsid="0005692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73b70" officeooo:paragraph-rsid="00073b70" style:font-weight-asian="bold" style:font-weight-complex="bold"/>
    </style:style>
    <style:style style:name="P8" style:family="paragraph" style:parent-style-name="Standard">
      <style:text-properties style:font-name="Liberation Mono" style:text-underline-style="none" fo:font-weight="bold" officeooo:rsid="0002308c" officeooo:paragraph-rsid="0002308c" style:font-weight-asian="bold" style:font-weight-complex="bold"/>
    </style:style>
    <style:style style:name="T1" style:family="text">
      <style:text-properties fo:font-weight="normal" officeooo:rsid="000967ea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96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A032 : 05 – Références</text:p>
      <text:p text:style-name="P1">Exercice comptes bancaires : proposition de structure</text:p>
      <text:p text:style-name="P1"/>
      <text:p text:style-name="P4">Bref résumé :<text:span text:style-name="T2"> </text:span></text:p>
      <text:p text:style-name="P5"><text:span text:style-name="T2">Une banque est unique et possède évidemment plusieurs comptes. Chaque compte peut avoir un ou plusieurs titulaires (comptes joints par exemple). Un titulaire peut avoir plusieurs comptes.</text:span></text:p>
      <text:p text:style-name="P5"><text:span text:style-name="T2"/></text:p>
      <text:p text:style-name="P6"><text:span text:style-name="T2">Quand la banque ouvre un compte, elle en mentionne le dépôt initial et la liste des titulaires. D’autres titulaires peuvent être rajoutés par la suite. Chaque titulaire se voit ajouter à sa liste de comptes ce dernier compte nouvellement créé.</text:span></text:p>
      <text:p text:style-name="P6"><text:span text:style-name="T2"/></text:p>
      <text:p text:style-name="P7"><text:span text:style-name="T2">Il doit être possible de faire des virements en ne connaissant que le numéro du compte. </text:span></text:p>
      <text:p text:style-name="P7"><text:span text:style-name="T2"/></text:p>
      <text:p text:style-name="P7"><text:span text:style-name="T2">Il est possible d’envisager la notion de procuration. Seul un titulaire de compte peut donner procuration. Il peut donner procuration à plusieurs personnes, mais ces dernières ne peuvent pas donner procuration à leur tour. </text:span></text:p>
      <text:p text:style-name="P2"/>
      <text:p text:style-name="P2">public class Application{</text:p>
      <text:p text:style-name="P2"><text:tab/>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6:25:17.373768089</meta:creation-date>
    <dc:date>2021-03-18T05:47:02.797581547</dc:date>
    <meta:editing-duration>PT1H2M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5" meta:character-count="859" meta:non-whitespace-character-count="728"/>
  </office:meta>
</office:document-meta>
</file>